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080000000816C7FF3AE36F37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c5695" officeooo:paragraph-rsid="007c5695"/>
    </style:style>
    <style:style style:name="P2" style:family="paragraph" style:parent-style-name="Standard">
      <style:paragraph-properties fo:margin-top="0cm" fo:margin-bottom="0cm" loext:contextual-spacing="true" fo:line-height="100%"/>
      <style:text-properties officeooo:rsid="000cddd7" officeooo:paragraph-rsid="000cddd7"/>
    </style:style>
    <style:style style:name="P3" style:family="paragraph" style:parent-style-name="Quotations">
      <style:paragraph-properties fo:margin-left="0cm" fo:margin-right="1cm" fo:text-indent="0cm" style:auto-text-indent="false"/>
    </style:style>
    <style:style style:name="P4" style:family="paragraph" style:parent-style-name="Quotations">
      <style:paragraph-properties fo:text-align="start" style:justify-single-word="false" style:writing-mode="lr-tb"/>
      <style:text-properties officeooo:rsid="006b4b73" officeooo:paragraph-rsid="006b4b73"/>
    </style:style>
    <style:style style:name="P5"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ab-stops/>
      </style:paragraph-properties>
    </style:style>
    <style:style style:name="P6"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style>
    <style:style style:name="P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ab-stops/>
      </style:paragraph-properties>
    </style:style>
    <style:style style:name="P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d8e09" officeooo:paragraph-rsid="009d8e09"/>
    </style:style>
    <style:style style:name="P9" style:family="paragraph" style:parent-style-name="Standard" style:master-page-name="">
      <loext:graphic-properties draw:fill="none"/>
      <style:paragraph-properties fo:margin-left="0.499cm" fo:margin-right="0cm" fo:margin-top="0cm" fo:margin-bottom="0cm" loext:contextual-spacing="true" fo:line-height="100%" fo:text-indent="0.499cm" style:auto-text-indent="false" style:page-number="auto" fo:background-color="transparent"/>
      <style:text-properties officeooo:rsid="0054c328" officeooo:paragraph-rsid="001937d7"/>
    </style:style>
    <style:style style:name="P10" style:family="paragraph" style:parent-style-name="Standard">
      <loext:graphic-properties draw:fill="none"/>
      <style:paragraph-properties fo:margin-left="0.499cm" fo:margin-right="0cm" fo:margin-top="0cm" fo:margin-bottom="0cm" loext:contextual-spacing="true" fo:line-height="100%" fo:text-indent="0.499cm" style:auto-text-indent="false" fo:background-color="transparent"/>
      <style:text-properties officeooo:rsid="0054c328" officeooo:paragraph-rsid="001937d7"/>
    </style:style>
    <style:style style:name="P11" style:family="paragraph" style:parent-style-name="Standard" style:master-page-name="">
      <loext:graphic-properties draw:fill="none"/>
      <style:paragraph-properties fo:margin-left="0.499cm" fo:margin-right="0cm" fo:text-indent="0.499cm" style:auto-text-indent="false" style:page-number="auto" fo:background-color="transparent"/>
    </style:style>
    <style:style style:name="P12" style:family="paragraph" style:parent-style-name="Standard">
      <loext:graphic-properties draw:fill="none"/>
      <style:paragraph-properties fo:margin-left="0.499cm" fo:margin-right="0cm" fo:text-indent="0.499cm" style:auto-text-indent="false" fo:background-color="transparent"/>
    </style:style>
    <style:style style:name="P13"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ab-stops/>
      </style:paragraph-properties>
    </style:style>
    <style:style style:name="P14" style:family="paragraph" style:parent-style-name="Text_20_body">
      <style:text-properties officeooo:paragraph-rsid="00c6b4af"/>
    </style:style>
    <style:style style:name="P15" style:family="paragraph" style:parent-style-name="Text_20_body">
      <loext:graphic-properties draw:fill="none"/>
      <style:paragraph-properties fo:margin-left="0.499cm" fo:margin-right="0cm" fo:margin-top="0cm" fo:margin-bottom="0.247cm" loext:contextual-spacing="false" fo:line-height="115%" fo:text-indent="0.4cm" style:auto-text-indent="false" fo:background-color="transparent"/>
      <style:text-properties officeooo:paragraph-rsid="00c6b4af"/>
    </style:style>
    <style:style style:name="P16" style:family="paragraph" style:parent-style-name="Standard">
      <loext:graphic-properties draw:fill="none"/>
      <style:paragraph-properties fo:margin-left="0.499cm" fo:margin-right="0cm" fo:margin-top="0cm" fo:margin-bottom="0cm" loext:contextual-spacing="true" fo:line-height="100%" fo:text-indent="0.499cm" style:auto-text-indent="false" fo:background-color="transparent"/>
      <style:text-properties officeooo:rsid="0054c328" officeooo:paragraph-rsid="001937d7"/>
    </style:style>
    <style:style style:name="P17"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style>
    <style:style style:name="P18" style:family="paragraph" style:parent-style-name="Text_20_body" style:list-style-name=""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rsid="0090ad92" officeooo:paragraph-rsid="0090ad92"/>
    </style:style>
    <style:style style:name="P19" style:family="paragraph" style:parent-style-name="Text_20_body" style:list-style-name="">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32dc8" officeooo:paragraph-rsid="00932dc8"/>
    </style:style>
    <style:style style:name="P2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ab-stops/>
      </style:paragraph-properties>
    </style:style>
    <style:style style:name="P21"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paragraph-rsid="00f9101d"/>
    </style:style>
    <style:style style:name="P22"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931a4" officeooo:paragraph-rsid="00a4f053"/>
    </style:style>
    <style:style style:name="P23"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d8e09" officeooo:paragraph-rsid="009d8e09"/>
    </style:style>
    <style:style style:name="P24"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f12e30" officeooo:paragraph-rsid="00f12e30"/>
    </style:style>
    <style:style style:name="P25"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f22857" officeooo:paragraph-rsid="00f22857"/>
    </style:style>
    <style:style style:name="P26"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f9101d" officeooo:paragraph-rsid="00f9101d"/>
    </style:style>
    <style:style style:name="P27" style:family="paragraph" style:parent-style-name="Text_20_body">
      <loext:graphic-properties draw:fill="none"/>
      <style:paragraph-properties fo:margin-left="0.499cm" fo:margin-right="0cm" fo:margin-top="0cm" fo:margin-bottom="0.247cm" loext:contextual-spacing="false" fo:line-height="115%" fo:text-indent="0.4cm" style:auto-text-indent="false" fo:background-color="transparent"/>
      <style:text-properties officeooo:rsid="00f22857" officeooo:paragraph-rsid="00f22857"/>
    </style:style>
    <style:style style:name="P28" style:family="paragraph" style:parent-style-name="Text_20_body">
      <loext:graphic-properties draw:fill="none"/>
      <style:paragraph-properties fo:margin-left="0.499cm" fo:margin-right="0cm" fo:margin-top="0cm" fo:margin-bottom="0.247cm" loext:contextual-spacing="false" fo:line-height="115%" fo:text-indent="0.4cm" style:auto-text-indent="false" fo:background-color="transparent"/>
      <style:text-properties officeooo:rsid="00f2cc37" officeooo:paragraph-rsid="00f2cc37"/>
    </style:style>
    <style:style style:name="P29" style:family="paragraph" style:parent-style-name="Text_20_body">
      <loext:graphic-properties draw:fill="none"/>
      <style:paragraph-properties fo:margin-left="0.499cm" fo:margin-right="0cm" fo:margin-top="0cm" fo:margin-bottom="0.247cm" loext:contextual-spacing="false" fo:line-height="115%" fo:text-indent="0.4cm" style:auto-text-indent="false" fo:background-color="transparent"/>
      <style:text-properties officeooo:rsid="00f3b218" officeooo:paragraph-rsid="00f3b218"/>
    </style:style>
    <style:style style:name="P30" style:family="paragraph" style:parent-style-name="Text_20_body">
      <loext:graphic-properties draw:fill="none"/>
      <style:paragraph-properties fo:margin-left="0.499cm" fo:margin-right="0cm" fo:margin-top="0cm" fo:margin-bottom="0.247cm" loext:contextual-spacing="false" fo:line-height="115%" fo:text-indent="0.4cm" style:auto-text-indent="false" fo:background-color="transparent"/>
      <style:text-properties officeooo:rsid="00f4c085" officeooo:paragraph-rsid="00f4c085"/>
    </style:style>
    <style:style style:name="P31" style:family="paragraph" style:parent-style-name="Text_20_body">
      <loext:graphic-properties draw:fill="none"/>
      <style:paragraph-properties fo:margin-left="0.499cm" fo:margin-right="0cm" fo:margin-top="0cm" fo:margin-bottom="0.247cm" loext:contextual-spacing="false" fo:line-height="115%" fo:text-indent="0.4cm" style:auto-text-indent="false" fo:background-color="transparent"/>
      <style:text-properties officeooo:rsid="00f7abde" officeooo:paragraph-rsid="00f7abde"/>
    </style:style>
    <style:style style:name="P32" style:family="paragraph" style:parent-style-name="Text_20_body" style:master-page-name="">
      <loext:graphic-properties draw:fill="none"/>
      <style:paragraph-properties fo:margin-left="0.499cm" fo:margin-right="0cm" fo:margin-top="0cm" fo:margin-bottom="0.247cm" loext:contextual-spacing="false" fo:line-height="115%" fo:text-indent="0.4cm" style:auto-text-indent="false" style:page-number="auto" fo:background-color="transparent"/>
      <style:text-properties officeooo:paragraph-rsid="00c6b4af"/>
    </style:style>
    <style:style style:name="P33" style:family="paragraph" style:parent-style-name="Text_20_body" style:master-page-name="">
      <loext:graphic-properties draw:fill="none"/>
      <style:paragraph-properties fo:margin-left="0.499cm" fo:margin-right="0cm" fo:margin-top="0cm" fo:margin-bottom="0.247cm" loext:contextual-spacing="false" fo:line-height="115%" fo:text-indent="0.4cm" style:auto-text-indent="false" style:page-number="auto" fo:background-color="transparent"/>
      <style:text-properties officeooo:paragraph-rsid="00f3b218"/>
    </style:style>
    <style:style style:name="P34" style:family="paragraph" style:parent-style-name="Heading_20_1" style:list-style-name=""/>
    <style:style style:name="P35" style:family="paragraph" style:parent-style-name="Heading_20_1" style:list-style-name="">
      <style:text-properties officeooo:paragraph-rsid="00c6b4af"/>
    </style:style>
    <style:style style:name="P36" style:family="paragraph" style:parent-style-name="Heading_20_1">
      <style:text-properties officeooo:paragraph-rsid="00c6b4af"/>
    </style:style>
    <style:style style:name="P37" style:family="paragraph" style:parent-style-name="Heading_20_1">
      <style:text-properties officeooo:paragraph-rsid="00f3b218"/>
    </style:style>
    <style:style style:name="P38" style:family="paragraph" style:parent-style-name="Heading_20_1">
      <style:paragraph-properties fo:break-before="page"/>
    </style:style>
    <style:style style:name="P39" style:family="paragraph" style:parent-style-name="Heading_20_1" style:list-style-name="">
      <style:paragraph-properties fo:break-before="page"/>
      <style:text-properties officeooo:rsid="0090ad92" officeooo:paragraph-rsid="0090ad92"/>
    </style:style>
    <style:style style:name="P40" style:family="paragraph" style:parent-style-name="Heading_20_1">
      <style:paragraph-properties fo:break-before="page"/>
      <style:text-properties officeooo:paragraph-rsid="00c6b4af"/>
    </style:style>
    <style:style style:name="P41" style:family="paragraph" style:parent-style-name="Heading_20_1" style:master-page-name="">
      <style:paragraph-properties style:page-number="auto" fo:break-before="auto" fo:break-after="auto"/>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agraph-properties fo:margin-left="0cm" fo:margin-right="0cm" fo:margin-top="0cm" fo:margin-bottom="0cm" fo:line-height="100%" fo:text-align="center" fo:text-indent="0cm" style:punctuation-wrap="simple" style:line-break="normal" style:writing-mode="lr-tb">
        <style:tab-stops/>
      </style:paragraph-properties>
    </style:style>
    <style:style style:name="P45" style:family="paragraph">
      <loext:graphic-properties draw:fill="solid" draw:fill-color="#000000"/>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style:text-underline-style="none"/>
    </style:style>
    <style:style style:name="T2" style:family="text">
      <style:text-properties style:text-underline-style="none" officeooo:rsid="007a319a"/>
    </style:style>
    <style:style style:name="T3" style:family="text">
      <style:text-properties officeooo:rsid="008ef076"/>
    </style:style>
    <style:style style:name="T4" style:family="text">
      <style:text-properties officeooo:rsid="008f90c4"/>
    </style:style>
    <style:style style:name="T5" style:family="text">
      <style:text-properties officeooo:rsid="0090ad92"/>
    </style:style>
    <style:style style:name="T6" style:family="text">
      <style:text-properties officeooo:rsid="00932dc8"/>
    </style:style>
    <style:style style:name="T7" style:family="text">
      <style:text-properties officeooo:rsid="00949377"/>
    </style:style>
    <style:style style:name="T8" style:family="text">
      <style:text-properties officeooo:rsid="00adfe96"/>
    </style:style>
    <style:style style:name="T9" style:family="text">
      <style:text-properties officeooo:rsid="00eae7d7"/>
    </style:style>
    <style:style style:name="T10" style:family="text">
      <style:text-properties officeooo:rsid="00ecc6bf"/>
    </style:style>
    <style:style style:name="T11" style:family="text">
      <style:text-properties officeooo:rsid="00f013cd"/>
    </style:style>
    <style:style style:name="T12" style:family="text">
      <style:text-properties style:text-underline-style="solid" style:text-underline-width="auto" style:text-underline-color="font-color"/>
    </style:style>
    <style:style style:name="T13" style:family="text">
      <style:text-properties officeooo:rsid="00f12e30"/>
    </style:style>
    <style:style style:name="T14" style:family="text">
      <style:text-properties officeooo:rsid="00f22857"/>
    </style:style>
    <style:style style:name="T15" style:family="text">
      <style:text-properties officeooo:rsid="00f2cc37"/>
    </style:style>
    <style:style style:name="T16" style:family="text">
      <style:text-properties officeooo:rsid="00f3b218"/>
    </style:style>
    <style:style style:name="T17" style:family="text">
      <style:text-properties officeooo:rsid="00f4c085"/>
    </style:style>
    <style:style style:name="T18" style:family="text">
      <style:text-properties officeooo:rsid="00f56f1e"/>
    </style:style>
    <style:style style:name="T19" style:family="text">
      <style:text-properties officeooo:rsid="00f7710e"/>
    </style:style>
    <style:style style:name="T20" style:family="text">
      <style:text-properties officeooo:rsid="00f83f66"/>
    </style:style>
    <style:style style:name="T21" style:family="text">
      <style:text-properties officeooo:rsid="00f9101d"/>
    </style:style>
    <style:style style:name="T22" style:family="text">
      <style:text-properties officeooo:rsid="00fa2adb"/>
    </style:style>
    <style:style style:name="T23"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style:shrink-to-fit="false" fo:min-height="8.562cm" fo:min-width="17.14cm" fo:padding-top="0.131cm" fo:padding-bottom="0.131cm" fo:padding-left="0.25cm" fo:padding-right="0.25cm" fo:wrap-option="wrap" draw:shadow="visible" draw:shadow-offset-x="0.3cm" draw:shadow-offset-y="0.3cm" draw:shadow-color="#808080" draw:shadow-opacity="100%" style:run-through="foreground" style:wrap="dynamic" style:number-wrapped-paragraphs="no-limit" style:wrap-contour="true" style:wrap-contour-mode="full"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custom-shape text:anchor-type="paragraph" draw:z-index="0" draw:style-name="gr1" draw:text-style-name="P45" svg:width="17.64cm" svg:height="8.822cm" svg:x="-0.522cm" svg:y="1.011cm"><text:p text:style-name="P44"><text:span text:style-name="T23">Docker</text:span></text:p><draw:enhanced-geometry svg:viewBox="0 0 21600 21600" draw:extrusion="fals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P4">Autor : Manuel Melero Benítez</text:p>
      <text:p text:style-name="P4">Modulo: Despliegue de aplicaciones web</text:p>
      <text:p text:style-name="P4">Curso: 2019 – 2020</text:p>
      <text:p text:style-name="P4">Instituto: I.E.S. Jacarandá</text:p>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3">Índice</text:p>
          </text:index-title>
          <text:p text:style-name="P42"><text:a xlink:type="simple" xlink:href="#__RefHeading___Toc152_2387563278" text:style-name="Index_20_Link" text:visited-style-name="Index_20_Link">1. Introducción<text:tab/>3</text:a></text:p>
          <text:p text:style-name="P42"><text:a xlink:type="simple" xlink:href="#__RefHeading___Toc895_379505339" text:style-name="Index_20_Link" text:visited-style-name="Index_20_Link">2. ¿Qué es Docker?<text:tab/>3</text:a></text:p>
          <text:p text:style-name="P42"><text:a xlink:type="simple" xlink:href="#__RefHeading___Toc899_379505339" text:style-name="Index_20_Link" text:visited-style-name="Index_20_Link">3. Requisitos para instarlo.<text:tab/>4</text:a></text:p>
          <text:p text:style-name="P42"><text:a xlink:type="simple" xlink:href="#__RefHeading___Toc441_1431290804" text:style-name="Index_20_Link" text:visited-style-name="Index_20_Link">4. Instalación.<text:tab/>4</text:a></text:p>
          <text:p text:style-name="P42"><text:a xlink:type="simple" xlink:href="#__RefHeading___Toc890_333729764" text:style-name="Index_20_Link" text:visited-style-name="Index_20_Link">5. Comprobación de instalación y añadir al usuario al grupo de docker.<text:tab/>4</text:a></text:p>
          <text:p text:style-name="P42"><text:a xlink:type="simple" xlink:href="#__RefHeading___Toc835_1097536214" text:style-name="Index_20_Link" text:visited-style-name="Index_20_Link">6. Descarga del contenedor.<text:tab/>5</text:a></text:p>
          <text:p text:style-name="P42"><text:a xlink:type="simple" xlink:href="#__RefHeading___Toc443_1431290804" text:style-name="Index_20_Link" text:visited-style-name="Index_20_Link">7. Ejecución del contenedor.<text:tab/>5</text:a></text:p>
          <text:p text:style-name="P42"><text:a xlink:type="simple" xlink:href="#__RefHeading___Toc901_379505339" text:style-name="Index_20_Link" text:visited-style-name="Index_20_Link">8. Bibliografía.<text:tab/>6</text:a></text:p>
        </text:index-body>
      </text:table-of-content>
      <text:p text:style-name="P3"/>
      <text:p text:style-name="P2"/>
      <text:p text:style-name="P2"/>
      <text:h text:style-name="P34" text:outline-level="1"/>
      <text:h text:style-name="P39" text:outline-level="1"><text:bookmark-start text:name="__RefHeading___Toc152_2387563278"/>1. Introducción<text:bookmark-end text:name="__RefHeading___Toc152_2387563278"/></text:h>
      <text:h text:style-name="P18" text:outline-level="1"/>
      <text:p text:style-name="P11"><text:bookmark-start text:name="__RefHeading___Toc330_1269562196"/><text:span text:style-name="T6">E</text:span>sta <text:span text:style-name="T6">documentación</text:span> es sobre “<text:span text:style-name="T9">Docker</text:span>”<text:span text:style-name="T6">. </text:span><text:bookmark-end text:name="__RefHeading___Toc330_1269562196"/></text:p>
      <text:p text:style-name="P12"/>
      <text:p text:style-name="P12"><text:bookmark-start text:name="__RefHeading___Toc332_1269562196"/>En ella vamos a conocer un poco más de <text:span text:style-name="T9">Docker</text:span>, como se instala, <text:span text:style-name="T9">se añade el usuario al grupo de Docker, luego nos vamos a descargar un contenedor y ejecutarlo.</text:span><text:bookmark-end text:name="__RefHeading___Toc332_1269562196"/></text:p>
      <text:p text:style-name="P12"/>
      <text:p text:style-name="P12"><text:bookmark-start text:name="__RefHeading___Toc334_1269562196"/>Vamos a trabajar sobre <text:span text:style-name="T9">nuestra maquina</text:span> <text:span text:style-name="T9">Ubuntu 18.04 en </text:span>el cual lo instalaremos<text:span text:style-name="T7">.</text:span><text:bookmark-end text:name="__RefHeading___Toc334_1269562196"/></text:p>
      <text:h text:style-name="P19" text:outline-level="1"/>
      <text:h text:style-name="Heading_20_1" text:outline-level="1"/>
      <text:h text:style-name="Heading_20_1" text:outline-level="1"><text:bookmark-start text:name="__RefHeading___Toc895_379505339"/><text:span text:style-name="T5">2</text:span>. ¿Qué <text:span text:style-name="T3">es Docker</text:span>?<text:bookmark-end text:name="__RefHeading___Toc895_379505339"/></text:h>
      <text:p text:style-name="P5"/>
      <text:p text:style-name="P7">Docker es un proyecto de código abierto que automatiza el despliegue de aplicaciones dentro de contenedores, proporcionando una capa adicional de abstracción y automatización de virtualización de aplicaciones en múltiples sistemas operativos. Docker utiliza características de aislamiento de recursos del kernel Linux y espacios de nombres (namespaces) para permitir que "contenedores" independientes se ejecuten dentro de una sola instancia de Linux, evitando la sobrecarga de iniciar y mantener máquinas virtuales.</text:p>
      <text:p text:style-name="P7"/>
      <text:p text:style-name="P7">Ademas es una herramienta diseñada para beneficiar tanto a desarrolladores, <text:span text:style-name="T11">testees</text:span>, como administradores de sistemas, en relación a las máquinas, a los entornos en sí donde se ejecutan las aplicaciones software, los procesos de despliegue, etc.</text:p>
      <text:p text:style-name="P7">En el caso de los desarrolladores, el uso de Docker hace que puedan centrarse en desarrollar su código sin preocuparse de si dicho código funcionará en la máquina en la que se ejecutará.</text:p>
      <text:p text:style-name="P13"/>
      <text:h text:style-name="P38" text:outline-level="1"><text:bookmark-start text:name="__RefHeading___Toc899_379505339"/><text:span text:style-name="T5">3</text:span>. <text:span text:style-name="T3">Requisitos para instarlo.</text:span><text:bookmark-end text:name="__RefHeading___Toc899_379505339"/></text:h>
      <text:p text:style-name="P6"/>
      <text:p text:style-name="P8">En este punto vamos a ver cuales son los requisitos para instalar <text:span text:style-name="T13">Docker</text:span>.</text:p>
      <text:p text:style-name="P24">Necesitamos un servidor o equipo con Ubuntu 18.04 LTS o superior y un usuario con permisos de sudo pero que no sea root.</text:p>
      <text:p text:style-name="P8"/>
      <text:h text:style-name="P41" text:outline-level="1"><text:bookmark-start text:name="__RefHeading___Toc441_1431290804"/><text:span text:style-name="T8">4</text:span>. <text:span text:style-name="T4">Instalación.</text:span><text:bookmark-end text:name="__RefHeading___Toc441_1431290804"/></text:h>
      <text:p text:style-name="P6"/>
      <text:p text:style-name="P24">Para la instalación <text:span text:style-name="T14">necesitamos abrir una terminal y realizar los siguientes pasos:</text:span></text:p>
      <text:p text:style-name="P25">1º Lo primero que vamos ha hacer es actualizar el equipo ejecutando los comandos, “sudo apt update” y “sudo apt upgrade”.</text:p>
      <text:p text:style-name="P25">2º Cuando terminemos la actualización vamos a instalar docker para ello ejecutamos el comando “sudo apt install docker.io”, pulsamos la letra “y” cuando nos pida si queremos instalar lo que necesita.</text:p>
      <text:p text:style-name="P25">3º Si todo ha ido correcto ya tenemos instalado docker en nuestro servidor o equipos.</text:p>
      <text:p text:style-name="P22"/>
      <text:h text:style-name="P37" text:outline-level="1"><text:bookmark-start text:name="__RefHeading___Toc890_333729764"/><text:span text:style-name="T5">5</text:span>. <text:span text:style-name="T17">Comprobación de instalación y añadir al usuario al grupo de docker.</text:span><text:bookmark-end text:name="__RefHeading___Toc890_333729764"/></text:h>
      <text:p text:style-name="P33"/>
      <text:p text:style-name="P30">Lo primero que vamos ha hacer <text:span text:style-name="T19">es escribir en el terminar el siguiente comando: “docker run hello-word”. Esto nos dara un error al no tener el usuarioa añadido en el gurpo de docker.</text:span></text:p>
      <text:p text:style-name="P31">Para ello ejecutamos el siguiente comando “sudo usermod -aG docker ${USER}”, es necesario reiniciar el equipo para que se añada el usuario ha dicho grupo.</text:p>
      <text:p text:style-name="P31">Luego ejecutamos el mismo comando que al principio <text:span text:style-name="T20">de este apartado, ahora nos debería salir por consola un texto poniendo: Hello from Docker!”. Si nos ha salido esto ya estaremos listo para el siguiente paso.</text:span></text:p>
      <text:h text:style-name="P36" text:outline-level="1"/>
      <text:h text:style-name="P35" text:outline-level="1"/>
      <text:h text:style-name="P40" text:outline-level="1"><text:bookmark-start text:name="__RefHeading___Toc835_1097536214"/><text:span text:style-name="T16">6</text:span>. <text:span text:style-name="T10">Descarga del contenedor.</text:span><text:bookmark-end text:name="__RefHeading___Toc835_1097536214"/></text:h>
      <text:p text:style-name="P32"/>
      <text:p text:style-name="P27">Para descargar el contenedor e instalar, en mi caso vamos a instalar “jboss/wildfly”, seguimos los siguientes pasos:</text:p>
      <text:p text:style-name="P27">1º <text:span text:style-name="T15">Abrimos un terminal, en el caso de que no lo tengamos abierto.</text:span></text:p>
      <text:p text:style-name="P28">2º Escribimos en ella el comando “docker pull jboss/wildfly”.</text:p>
      <text:p text:style-name="P29">3º Esperamos hasta que se descargue todas las partes necesarias. Cuando nos devuelva en control de la terminar, sabremos que el proceso ha terminado. </text:p>
      <text:p text:style-name="P15"/>
      <text:p text:style-name="P14"/>
      <text:h text:style-name="P41" text:outline-level="1"><text:bookmark-start text:name="__RefHeading___Toc443_1431290804"/><text:span text:style-name="T18">7</text:span>. <text:span text:style-name="T10">Ejecución del contenedor</text:span>.<text:bookmark-end text:name="__RefHeading___Toc443_1431290804"/></text:h>
      <text:p text:style-name="P6"/>
      <text:p text:style-name="P21"><text:span text:style-name="T21">Ahora vamos a comprobar que se ha descargado e intalado bien el contenedor anterior. Para ello ejecutamos el siguiente comando “</text:span>docker run -p 8080:8080 -p 9990:9990 -it jboss/wildfly /opt/jboss/wildfly/bin/standalone.sh -b 0.0.0.0 -bmanagement 0.0.0.0”.</text:p>
      <text:p text:style-name="P26">Después de ejecutarlo vamos a nuestro navegador web y escribimos en la barra de direcciones <text:s/>“localhost:8080”, en el caso que este todo bien nos aparecerá el logo de “wldfly”.</text:p>
      <text:p text:style-name="P26"/>
      <text:p text:style-name="P26">Si en vez de <text:span text:style-name="T22">entrar por el puerto 8080, queremos acceder por otro solo tenemos que cambiar los 4 primeros dígitos del “8080” por el que queramos.</text:span></text:p>
      <text:h text:style-name="P38" text:outline-level="1"><text:bookmark-start text:name="__RefHeading___Toc901_379505339"/><text:span text:style-name="T18">8</text:span>. <text:span text:style-name="T2">B</text:span><text:span text:style-name="T1">ibliografía</text:span>.<text:bookmark-end text:name="__RefHeading___Toc901_379505339"/></text:h>
      <text:p text:style-name="P9"/>
      <text:p text:style-name="P10"><text:a xlink:type="simple" xlink:href="https://www.redhat.com/es/topics/containers/what-is-docker" text:style-name="Internet_20_link" text:visited-style-name="Visited_20_Internet_20_Link">https://www.redhat.com/es/topics/containers/what-is-docker</text:a></text:p>
      <text:p text:style-name="P10"><text:a xlink:type="simple" xlink:href="https://es.wikipedia.org/wiki/Docker_(software" text:style-name="Internet_20_link" text:visited-style-name="Visited_20_Internet_20_Link">https://es.wikipedia.org/wiki/Docker_(software</text:a>)</text:p>
      <text:p text:style-name="P10"><text:a xlink:type="simple" xlink:href="https://www.digitalocean.com/community/tutorials/como-instalar-y-usar-docker-en-ubuntu-18-04-1-es" text:style-name="Internet_20_link" text:visited-style-name="Visited_20_Internet_20_Link"><text:span text:style-name="T12">https://www.digitalocean.com/community/tutorials/como-instalar-y-usar-docker-en-ubuntu-18-04-1-es</text:span></text:a></text:p>
      <text:p text:style-name="P10"><text:a xlink:type="simple" xlink:href="https://hub.docker.com/r/jboss/wildfly" text:style-name="Internet_20_link" text:visited-style-name="Visited_20_Internet_20_Link">https://hub.docker.com/r/jboss/wildfly</text:a></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_39_0_20_Percent" draw:display-name="90 Percent" xlink:href="Pictures/10000000000000080000000816C7FF3AE36F37A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5d7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7c5695" officeooo:paragraph-rsid="007c5695"/>
    </style:style>
    <style:style style:name="MT1" style:family="text">
      <style:text-properties officeooo:rsid="00eae7d7"/>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511a" draw:fill-hatch-name="Black_20_0_20_Degrees" draw:fill-image-name="_39_0_20_Percent"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ación <text:span text:style-name="MT1">Docker</text:span><text:tab/><text:tab/>Manuel Melero Benítez</text:p>
      </style:header>
      <style:header-first>
        <text:p text:style-name="Header_20_left"/>
      </style:header-first>
      <style:footer>
        <text:p text:style-name="Footer"><text:page-number text:select-page="current">5</text:page-number></text:p>
      </style:footer>
      <style:footer-first>
        <text:p text:style-name="Footer"/>
      </style:footer-first>
      <style:footer-left>
        <text:p text:style-name="Footer"><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58:35.535547378</meta:creation-date>
    <dc:date>2020-01-07T20:49:31.974028200</dc:date>
    <meta:editing-duration>PT13H46M18S</meta:editing-duration>
    <meta:editing-cycles>51</meta:editing-cycles>
    <meta:generator>LibreOffice/6.0.7.3$Linux_X86_64 LibreOffice_project/00m0$Build-3</meta:generator>
    <meta:document-statistic meta:table-count="0" meta:image-count="0" meta:object-count="0" meta:page-count="6" meta:paragraph-count="50" meta:word-count="651" meta:character-count="4268" meta:non-whitespace-character-count="3662"/>
  </office:meta>
</office:document-meta>
</file>